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01in"/>
    </style:style>
    <style:style style:name="co2" style:family="table-column">
      <style:table-column-properties fo:break-before="auto" style:column-width="8.0535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TITLE</text:p>
          </table:table-cell>
          <table:table-cell office:value-type="string">
            <text:p>YOUTUBE LABEL</text:p>
          </table:table-cell>
          <table:table-cell office:value-type="string">
            <text:p>VIDEO_ID</text:p>
          </table:table-cell>
        </table:table-row>
        <table:table-row table:style-name="ro1">
          <table:table-cell office:value-type="string">
            <text:p>Acts Ch. 1-7</text:p>
          </table:table-cell>
          <table:table-cell office:value-type="string">
            <text:p>Acts Ch. 1-7 by The Bible Project 6 months ago 6 minutes, 22 seconds 290,475 views</text:p>
          </table:table-cell>
          <table:table-cell office:value-type="string">
            <text:p>JQhkWmFJKnA</text:p>
          </table:table-cell>
        </table:table-row>
        <table:table-row table:style-name="ro2">
          <table:table-cell office:value-type="string">
            <text:p>Acts Ch. 8-12</text:p>
          </table:table-cell>
          <table:table-cell office:value-type="string">
            <text:p>Acts Ch. 8-12 by The Bible Project 6 months ago 6 minutes 216,223 views</text:p>
          </table:table-cell>
          <table:table-cell office:value-type="string">
            <text:p>oiVAbkINtRU</text:p>
          </table:table-cell>
        </table:table-row>
        <table:table-row table:style-name="ro1">
          <table:table-cell office:value-type="string">
            <text:p>Acts Ch. 13-20</text:p>
          </table:table-cell>
          <table:table-cell office:value-type="string">
            <text:p>Acts Ch. 13-20 by The Bible Project 1 month ago 4 minutes, 43 seconds 122,179 views</text:p>
          </table:table-cell>
          <table:table-cell office:value-type="string">
            <text:p>fglsbcGSr3A</text:p>
          </table:table-cell>
        </table:table-row>
        <table:table-row table:style-name="ro2">
          <table:table-cell office:value-type="string">
            <text:p>The Birth of Jesus - Gospel of Luke Ch. 1-2</text:p>
          </table:table-cell>
          <table:table-cell office:value-type="string">
            <text:p>The Birth of Jesus - Gospel of Luke Ch. 1-2 by The Bible Project 2 years ago 5 minutes, 6 seconds 735,322 views</text:p>
          </table:table-cell>
          <table:table-cell office:value-type="string">
            <text:p>_OLezoUvOEQ</text:p>
          </table:table-cell>
        </table:table-row>
        <table:table-row table:style-name="ro1">
          <table:table-cell office:value-type="string">
            <text:p>Gospel of Luke Ch. 3-9</text:p>
          </table:table-cell>
          <table:table-cell office:value-type="string">
            <text:p>Gospel of Luke Ch. 3-9 by The Bible Project 1 year ago 5 minutes, 24 seconds 382,942 views</text:p>
          </table:table-cell>
          <table:table-cell office:value-type="string">
            <text:p>0k4GbvZUPuo</text:p>
          </table:table-cell>
        </table:table-row>
        <table:table-row table:style-name="ro1">
          <table:table-cell office:value-type="string">
            <text:p>Gospel of Luke Ch. 9-19</text:p>
          </table:table-cell>
          <table:table-cell office:value-type="string">
            <text:p>Gospel of Luke Ch. 9-19 by The Bible Project 1 year ago 4 minutes, 48 seconds 307,521 views</text:p>
          </table:table-cell>
          <table:table-cell office:value-type="string">
            <text:p>jUCCUHurV0I</text:p>
          </table:table-cell>
        </table:table-row>
        <table:table-row table:style-name="ro1">
          <table:table-cell office:value-type="string">
            <text:p>Gospel of Luke Ch. 19-23</text:p>
          </table:table-cell>
          <table:table-cell office:value-type="string">
            <text:p>Gospel of Luke Ch. 19-23 by The Bible Project 1 year ago 4 minutes, 26 seconds 269,858 views</text:p>
          </table:table-cell>
          <table:table-cell office:value-type="string">
            <text:p>_unHmAf7INk</text:p>
          </table:table-cell>
        </table:table-row>
        <table:table-row table:style-name="ro1">
          <table:table-cell office:value-type="string">
            <text:p>Gospel of Luke Ch. 24</text:p>
          </table:table-cell>
          <table:table-cell office:value-type="string">
            <text:p>Gospel of Luke Ch. 24 by The Bible Project 1 year ago 5 minutes, 16 seconds 208,059 views</text:p>
          </table:table-cell>
          <table:table-cell office:value-type="string">
            <text:p>Vb24Lk1Oh5M</text:p>
          </table:table-cell>
        </table:table-row>
        <table:table-row table:style-name="ro1">
          <table:table-cell office:value-type="string">
            <text:p>The Book of Deuteronomy</text:p>
          </table:table-cell>
          <table:table-cell office:value-type="string">
            <text:p>The Book of Deuteronomy by The Bible Project 3 years ago 6 minutes, 47 seconds 984,300 views</text:p>
          </table:table-cell>
          <table:table-cell office:value-type="string">
            <text:p>NMhmDPWeftw</text:p>
          </table:table-cell>
        </table:table-row>
        <table:table-row table:style-name="ro1">
          <table:table-cell office:value-type="string">
            <text:p>The Book of Ecclesiastes</text:p>
          </table:table-cell>
          <table:table-cell office:value-type="string">
            <text:p>The Book of Ecclesiastes by The Bible Project 2 years ago 6 minutes, 42 seconds 1,191,281 views</text:p>
          </table:table-cell>
          <table:table-cell office:value-type="string">
            <text:p>VeUiuSK81-0</text:p>
          </table:table-cell>
        </table:table-row>
        <table:table-row table:style-name="ro1">
          <table:table-cell office:value-type="string">
            <text:p>The Book of Exodus Overview - Part 1 of 2</text:p>
          </table:table-cell>
          <table:table-cell office:value-type="string">
            <text:p>The Book of Exodus Overview - Part 1 of 2 by The Bible Project 4 years ago 5 minutes, 44 seconds 756,850 views</text:p>
          </table:table-cell>
          <table:table-cell office:value-type="string">
            <text:p>0uf-PgW7rqE</text:p>
          </table:table-cell>
        </table:table-row>
        <table:table-row table:style-name="ro1">
          <table:table-cell office:value-type="string">
            <text:p>The Book of Exodus Overview - Part 2 of 2</text:p>
          </table:table-cell>
          <table:table-cell office:value-type="string">
            <text:p>The Book of Exodus Overview - Part 2 of 2 by The Bible Project 3 years ago 5 minutes, 18 seconds 612,849 views</text:p>
          </table:table-cell>
          <table:table-cell office:value-type="string">
            <text:p>b0GhR-2kPKI</text:p>
          </table:table-cell>
        </table:table-row>
        <table:table-row table:style-name="ro1">
          <table:table-cell office:value-type="string">
            <text:p>The Book of Genesis Overview - Part 1 of 2</text:p>
          </table:table-cell>
          <table:table-cell office:value-type="string">
            <text:p>The Book of Genesis Overview - Part 1 of 2 by The Bible Project 4 years ago 6 minutes, 12 seconds 1,739,397 views</text:p>
          </table:table-cell>
          <table:table-cell office:value-type="string">
            <text:p>KOUV7mWDI34</text:p>
          </table:table-cell>
        </table:table-row>
        <table:table-row table:style-name="ro1">
          <table:table-cell office:value-type="string">
            <text:p>The Book of Genesis Overview - Part 2 of 2</text:p>
          </table:table-cell>
          <table:table-cell office:value-type="string">
            <text:p>The Book of Genesis Overview - Part 2 of 2 by The Bible Project 4 years ago 5 minutes, 7 seconds 904,221 views</text:p>
          </table:table-cell>
          <table:table-cell office:value-type="string">
            <text:p>VpbWbyx1008</text:p>
          </table:table-cell>
        </table:table-row>
        <table:table-row table:style-name="ro1">
          <table:table-cell office:value-type="string">
            <text:p>The Book of Job</text:p>
          </table:table-cell>
          <table:table-cell office:value-type="string">
            <text:p>The Book of Job by The Bible Project 2 years ago 7 minutes, 15 seconds 3,295,199 views</text:p>
          </table:table-cell>
          <table:table-cell office:value-type="string">
            <text:p>GswSg2ohqmA</text:p>
          </table:table-cell>
        </table:table-row>
        <table:table-row table:style-name="ro1">
          <table:table-cell office:value-type="string">
            <text:p>The Book of Leviticus Overview</text:p>
          </table:table-cell>
          <table:table-cell office:value-type="string">
            <text:p>The Book of Leviticus Overview by The Bible Project 3 years ago 7 minutes, 22 seconds 1,250,517 views</text:p>
          </table:table-cell>
          <table:table-cell office:value-type="string">
            <text:p>WmvyrLXoQio</text:p>
          </table:table-cell>
        </table:table-row>
        <table:table-row table:style-name="ro1">
          <table:table-cell office:value-type="string">
            <text:p>The Book of Numbers</text:p>
          </table:table-cell>
          <table:table-cell office:value-type="string">
            <text:p>The Book of Numbers by The Bible Project 3 years ago 6 minutes, 11 seconds 1,291,243 views</text:p>
          </table:table-cell>
          <table:table-cell office:value-type="string">
            <text:p>zebxH-5o-SQ</text:p>
          </table:table-cell>
        </table:table-row>
        <table:table-row table:style-name="ro1">
          <table:table-cell office:value-type="string">
            <text:p>The Book of Proverbs</text:p>
          </table:table-cell>
          <table:table-cell office:value-type="string">
            <text:p>The Book of Proverbs by The Bible Project 2 years ago 5 minutes, 31 seconds 1,371,447 views</text:p>
          </table:table-cell>
          <table:table-cell office:value-type="string">
            <text:p>Gab04dPs_uA</text:p>
          </table:table-cell>
        </table:table-row>
        <table:table-row table:style-name="ro1">
          <table:table-cell office:value-type="string">
            <text:p>The Book of Psalms</text:p>
          </table:table-cell>
          <table:table-cell office:value-type="string">
            <text:p>The Book of Psalms by The Bible Project 1 month ago 5 minutes, 30 seconds 177,540 views</text:p>
          </table:table-cell>
          <table:table-cell office:value-type="string">
            <text:p>dpny22k_7uk</text:p>
          </table:table-cell>
        </table:table-row>
        <table:table-row table:style-name="ro1">
          <table:table-cell office:value-type="string">
            <text:p>The Gospel According to Mark</text:p>
          </table:table-cell>
          <table:table-cell office:value-type="string">
            <text:p>The Gospel According to Mark by The Bible Project 3 years ago 5 minutes, 35 seconds 858,749 views</text:p>
          </table:table-cell>
          <table:table-cell office:value-type="string">
            <text:p>OVRixfameGY</text:p>
          </table:table-cell>
        </table:table-row>
        <table:table-row table:style-name="ro1" table:number-rows-repeated="73">
          <table:table-cell table:number-columns-repeated="2"/>
          <table:table-cell table:style-name="Default"/>
        </table:table-row>
        <table:table-row table:style-name="ro1" table:number-rows-repeated="1048481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name="__Anonymous_Sheet_DB__1" table:target-range-address="Sheet1.A1:Sheet1.C94" table:display-filter-buttons="true">
          <table:filter>
            <table:filter-condition table:field-number="1" table:value="Read Scripture" table:operator="contains"/>
          </table:filter>
        </table:database-range>
        <table:database-range table:name="__Anonymous_Sheet_DB__2" table:target-range-address="Sheet1.A2:Sheet1.C6" table:display-filter-buttons="true"/>
        <table:database-range table:name="__Anonymous_Sheet_DB__3" table:target-range-address="Sheet1.A1:Sheet1.C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1/02/2019</text:date>, <text:time>07:0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2T07:01:13.93</dc:date>
    <meta:generator>OpenOffice/4.1.3$Win32 OpenOffice.org_project/413m1$Build-9783</meta:generator>
    <meta:editing-duration>PT28M40S</meta:editing-duration>
    <meta:editing-cycles>5</meta:editing-cycles>
    <meta:document-statistic meta:table-count="1" meta:cell-count="63" meta:object-count="0"/>
  </office:meta>
</office:document-meta>
</file>